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1"/>
          <table:table-cell table:style-name="ce12" table:number-columns-repeated="2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27"/>
          <table:table-cell table:style-name="ce15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7:48:49.510901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5-01-02T17:49:53.281958046</dc:date>
    <meta:editing-duration>P1DT15H46M22S</meta:editing-duration>
    <meta:editing-cycles>107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